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3.5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mport_rfc_41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jane@example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{"marketing_consent": true, "age": 34, "birthplace": "Paris", "tags":["rocket-scientist"]}</text:p>
          </table:table-cell>
        </table:table-row>
        <table:table-row table:style-name="ro1">
          <table:table-cell office:value-type="string" calcext:value-type="string">
            <text:p>john@example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<text:span text:style-name="T1">{"birthplace": "Berlin"</text:span>, "tags":["book-enthusiast"]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.00.0000</text:date>, <text:time style:data-style-name="N2" text:time-value="12:11:08.525876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03d19516eb2e1dd5d4ccd751a0d6f35f35e08022</meta:generator>
    <dc:date>2025-12-15T12:11:21.440668583</dc:date>
    <meta:editing-duration>PT8M24S</meta:editing-duration>
    <meta:editing-cycles>5</meta:editing-cycles>
    <meta:document-statistic meta:table-count="1" meta:cell-count="12" meta:object-count="0"/>
  </office:meta>
</office:document-meta>
</file>